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fo:font-weight="normal" officeooo:paragraph-rsid="004cd8f6" style:font-size-asian="14pt" style:font-weight-asian="normal" style:font-size-complex="14pt" style:font-weight-complex="normal"/>
    </style:style>
    <style:style style:name="P2" style:family="paragraph" style:parent-style-name="Text_20_body">
      <loext:graphic-properties draw:fill-hatch-name="hatch"/>
      <style:paragraph-properties fo:margin-top="0cm" fo:margin-bottom="0.25cm" style:contextual-spacing="false" fo:line-height="200%" fo:break-before="page"/>
      <style:text-properties fo:font-size="14pt" officeooo:paragraph-rsid="004cd8f6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6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200%"/>
      <style:text-properties officeooo:rsid="005349b0" officeooo:paragraph-rsid="005349b0"/>
    </style:style>
    <style:style style:name="P7" style:family="paragraph" style:parent-style-name="Text_20_body" style:list-style-name="L1">
      <loext:graphic-properties draw:fill-gradient-name="gradient" draw:fill-hatch-name="hatch"/>
      <style:paragraph-properties fo:margin-top="0cm" fo:margin-bottom="0.25cm" style:contextual-spacing="false" fo:line-height="200%"/>
      <style:text-properties officeooo:paragraph-rsid="005349b0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5349b0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11" style:family="paragraph" style:parent-style-name="Text_20_body" style:master-page-name="">
      <loext:graphic-properties draw:fill="none" draw:fill-gradient-name="gradient" draw:fill-hatch-name="hatch"/>
      <style:paragraph-properties fo:margin-left="2cm" fo:margin-right="0cm" fo:margin-top="0cm" fo:margin-bottom="0.75cm" style:contextual-spacing="false" fo:line-height="200%" fo:text-indent="-2cm" style:auto-text-indent="false" style:page-number="auto" fo:background-color="transparent"/>
      <style:text-properties officeooo:paragraph-rsid="002e001c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fo:font-weight="bold" officeooo:rsid="0048979a" officeooo:paragraph-rsid="0048979a" style:font-size-asian="14pt" style:font-weight-asian="bold" style:font-size-complex="14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rsid="0048979a" officeooo:paragraph-rsid="0048979a" style:font-size-asian="14pt" style:font-size-complex="14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1c3ee7"/>
    </style:style>
    <style:style style:name="P16" style:family="paragraph" style:parent-style-name="Text_20_body">
      <loext:graphic-properties draw:fill-hatch-name="hatch"/>
      <style:paragraph-properties fo:margin-top="0.101cm" fo:margin-bottom="0.101cm" style:contextual-spacing="false" fo:line-height="200%" fo:text-align="center" style:justify-single-word="false"/>
      <style:text-properties fo:font-size="14pt" fo:font-weight="bold" officeooo:paragraph-rsid="005696f6" style:font-size-asian="14pt" style:font-weight-asian="bold" style:font-size-complex="14pt" style:font-weight-complex="bold"/>
    </style:style>
    <style:style style:name="P17" style:family="paragraph" style:parent-style-name="Text_20_body">
      <loext:graphic-properties draw:fill-hatch-name="hatch"/>
      <style:paragraph-properties fo:margin-top="0.101cm" fo:margin-bottom="0.101cm" style:contextual-spacing="false" fo:line-height="200%" fo:text-align="center" style:justify-single-word="false"/>
      <style:text-properties fo:font-size="14pt" fo:font-weight="normal" officeooo:paragraph-rsid="005696f6" style:font-size-asian="14pt" style:font-weight-asian="normal" style:font-size-complex="14pt" style:font-weight-complex="normal"/>
    </style:style>
    <style:style style:name="P18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fo:font-weight="normal" officeooo:paragraph-rsid="005696f6" style:font-size-asian="14pt" style:font-weight-asian="normal" style:font-size-complex="14pt" style:font-weight-complex="normal"/>
    </style:style>
    <style:style style:name="T1" style:family="text">
      <style:text-properties fo:font-weight="bold" officeooo:rsid="0025b437" style:font-weight-asian="bold" style:font-weight-complex="bold"/>
    </style:style>
    <style:style style:name="T2" style:family="text">
      <style:text-properties officeooo:rsid="0025b437"/>
    </style:style>
    <style:style style:name="T3" style:family="text">
      <style:text-properties officeooo:rsid="005349b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officeooo:rsid="0028d6ad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11" style:family="text">
      <style:text-properties fo:font-weight="bold" officeooo:rsid="002fe488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4pt" officeooo:rsid="0048979a" style:font-size-asian="14pt" style:font-size-complex="14pt"/>
    </style:style>
    <style:style style:name="T15" style:family="text">
      <style:text-properties officeooo:rsid="005696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to Worship (Ps 103:1-5 ) / Opening prayer (Douglas M)</text:p>
      <text:p text:style-name="P1">Praise: Praise to the Holiest in the height (Rej! 64)</text:p>
      <text:p text:style-name="P1">Bible Reading: John 13:1-17; 31-35 <text:s/>(Callum H)</text:p>
      <text:p text:style-name="P1">Announcements (John A)</text:p>
      <text:p text:style-name="P1">Children’s Talk (Mook L)</text:p>
      <text:p text:style-name="P1">Praise: O Church Arise</text:p>
      <text:p text:style-name="P1">Prayer for the church and the world  (ML)</text:p>
      <text:p text:style-name="P1">Bible reading: 1 John 4:7-16 (Seng T)</text:p>
      <text:p text:style-name="P1">Praise: What Love My God</text:p>
      <text:p text:style-name="P1">Sermon: “GOD IS LOVE” (DM)</text:p>
      <text:p text:style-name="P1">Praise: For the bread and for the wine (Rej! 354)</text:p>
      <text:p text:style-name="P1">The Lord’s Supper</text:p>
      <text:p text:style-name="P1">Praise: The tender love a father has (Rej! 68)</text:p>
      <text:p text:style-name="P1">Benediction (DM)</text:p>
      <text:p text:style-name="P1">Sermon Outline</text:p>
      <text:p text:style-name="P1">“GOD IS LOVE”   (1 John 4:7-16)</text:p>
      <text:p text:style-name="P1">Introduction</text:p>
      <text:p text:style-name="P1">God is love</text:p>
      <text:p text:style-name="P1">God has displayed his love</text:p>
      <text:p text:style-name="P1">Learn to love the way God loves</text:p>
      <text:p text:style-name="P1">Conclusion</text:p>
      <text:p text:style-name="P2"><text:span text:style-name="T1">Call to Worship</text:span><text:span text:style-name="T2"> (Ps 103:1-5) / Opening prayer (D</text:span><text:span text:style-name="T3">ouglas </text:span><text:span text:style-name="T2">M)</text:span></text:p>
      <text:p text:style-name="P3"><text:span text:style-name="T4">Praise: </text:span><text:span text:style-name="Emphasis"><text:span text:style-name="T5">Praise to the Holiest in the height (Rej! 64)</text:span></text:span></text:p>
      <text:p text:style-name="P4"><text:span text:style-name="T4">Bible Reading:</text:span> John 13:1-17; 31-35 <text:s/>(Callum H)</text:p>
      <text:p text:style-name="P5"><text:span text:style-name="T6">Announcements</text:span><text:span text:style-name="T7"> (John A)</text:span></text:p>
      <text:list text:style-name="L1">
        <text:list-item>
          <text:p text:style-name="P6"><text:span text:style-name="T8">N</text:span><text:span text:style-name="T9">ew seating layout experiment for this month</text:span></text:p>
        </text:list-item>
        <text:list-item>
          <text:p text:style-name="P7"><text:span text:style-name="T8">Morning Tea and fellowship after the service</text:span></text:p>
        </text:list-item>
      </text:list>
      <text:p text:style-name="P8"><text:span text:style-name="T4">Children’s Talk</text:span><text:span text:style-name="T5"> (Mook L)</text:span></text:p>
      <text:p text:style-name="P4"><text:span text:style-name="T4">Praise: </text:span><text:span text:style-name="T10">O Church Arise</text:span></text:p>
      <text:p text:style-name="P9"><text:span text:style-name="T4">Prayer for the church and the world:</text:span> (<text:span text:style-name="T3">Mook L)</text:span></text:p>
      <text:p text:style-name="P9"><text:span text:style-name="T11">B</text:span><text:span text:style-name="T4">ible Reading:</text:span> 1 John 4:7-16 (Seng T)</text:p>
      <text:p text:style-name="P10"><text:span text:style-name="T4">Praise:</text:span> <text:span text:style-name="T12">What Love My God</text:span> (Offering)</text:p>
      <text:p text:style-name="P11"><text:span text:style-name="T6">Sermon:</text:span><text:span text:style-name="T7"> “GOD IS LOVE” (DM)</text:span></text:p>
      <text:p text:style-name="P12"><text:span text:style-name="T4">Praise:</text:span> <text:span text:style-name="T12">For the bread and for the wine (Rej! 354)</text:span></text:p>
      <text:p text:style-name="P13">The Lord’s Supper</text:p>
      <text:p text:style-name="P14"><text:span text:style-name="T4">Praise: </text:span><text:span text:style-name="T13">The tender love a father has (Rej! 68)</text:span></text:p>
      <text:p text:style-name="P15"><text:span text:style-name="T6">Benediction</text:span><text:span text:style-name="T7"> (</text:span><text:span text:style-name="T14">DM</text:span><text:span text:style-name="T7">)</text:span></text:p>
      <text:p text:style-name="P16"><text:soft-page-break/>Sermon Outline <text:s/><text:span text:style-name="T15">Rev Douglas Milne</text:span></text:p>
      <text:p text:style-name="P17">“GOD IS LOVE”   (1 John 4:7-16)</text:p>
      <text:p text:style-name="P18">Introduction</text:p>
      <text:p text:style-name="P18"/>
      <text:p text:style-name="P18"/>
      <text:p text:style-name="P18"/>
      <text:p text:style-name="P18"><text:span text:style-name="T15"><text:tab/>1. </text:span>God is love</text:p>
      <text:p text:style-name="P18"/>
      <text:p text:style-name="P18"/>
      <text:p text:style-name="P18"/>
      <text:p text:style-name="P18"><text:span text:style-name="T15"><text:tab/>2. </text:span>God has displayed his love</text:p>
      <text:p text:style-name="P18"/>
      <text:p text:style-name="P18"/>
      <text:p text:style-name="P18"/>
      <text:p text:style-name="P18"><text:span text:style-name="T15"><text:tab/>3. </text:span>Learn to love the way God loves</text:p>
      <text:p text:style-name="P18"/>
      <text:p text:style-name="P18"/>
      <text:p text:style-name="P18"/>
      <text:p text:style-name="P18"><text:span text:style-name="T7">Conclus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175ff"/>
    </style:style>
    <style:style style:name="MT2" style:family="text">
      <style:text-properties style:text-position="0% 100%" officeooo:rsid="004b20a6"/>
    </style:style>
    <style:style style:name="MT3" style:family="text">
      <style:text-properties officeooo:rsid="0048979a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5</text:span><text:span text:style-name="MT2">th</text:span><text:span text:style-name="MT3"> </text:span><text:span text:style-name="MT1">January</text:span> 202<text:span text:style-name="MT1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1-04T20:04:29.650912579</dc:date>
    <meta:editing-duration>PT6H28M55S</meta:editing-duration>
    <meta:editing-cycles>44</meta:editing-cycles>
    <meta:generator>LibreOffice/24.8.3.2$Linux_X86_64 LibreOffice_project/e14c9fdd1f585efcbb2c5363087a99d20928d522</meta:generator>
    <meta:print-date>2025-01-04T19:52:53.195654041</meta:print-date>
    <meta:printed-by>PDF files</meta:printed-by>
    <meta:document-statistic meta:table-count="0" meta:image-count="0" meta:object-count="0" meta:page-count="3" meta:paragraph-count="45" meta:word-count="255" meta:character-count="1400" meta:non-whitespace-character-count="1181"/>
  </office:meta>
</office:document-meta>
</file>